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438cm" svg:height="2.779cm" svg:x="3.131cm" svg:y="2.785cm">
          <draw:text-box>
            <text:p><text:span text:style-name="T1">1</text:span><text:span text:style-name="T2">st</text:span><text:span text:style-name="T1"> place, dan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3M06S</meta:editing-duration>
    <meta:editing-cycles>5</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5:01</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